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b2c" officeooo:paragraph-rsid="001fab2c"/>
    </style:style>
    <style:style style:name="P2" style:family="paragraph" style:parent-style-name="Standard">
      <style:text-properties officeooo:rsid="001fab2c" officeooo:paragraph-rsid="002d29b3"/>
    </style:style>
    <style:style style:name="P3" style:family="paragraph" style:parent-style-name="Standard">
      <style:text-properties officeooo:rsid="00219384" officeooo:paragraph-rsid="00219384"/>
    </style:style>
    <style:style style:name="P4" style:family="paragraph" style:parent-style-name="Standard">
      <style:text-properties officeooo:rsid="00219384" officeooo:paragraph-rsid="002437da"/>
    </style:style>
    <style:style style:name="P5" style:family="paragraph" style:parent-style-name="Standard">
      <style:text-properties officeooo:rsid="00225be9" officeooo:paragraph-rsid="00225be9"/>
    </style:style>
    <style:style style:name="P6" style:family="paragraph" style:parent-style-name="Standard">
      <style:text-properties officeooo:rsid="002437da" officeooo:paragraph-rsid="002437da"/>
    </style:style>
    <style:style style:name="P7" style:family="paragraph" style:parent-style-name="Standard">
      <style:text-properties officeooo:rsid="002437da" officeooo:paragraph-rsid="002811bc"/>
    </style:style>
    <style:style style:name="P8" style:family="paragraph" style:parent-style-name="Standard">
      <style:text-properties officeooo:rsid="002437da" officeooo:paragraph-rsid="002d29b3"/>
    </style:style>
    <style:style style:name="P9" style:family="paragraph" style:parent-style-name="Standard">
      <style:text-properties officeooo:rsid="0029ca3f" officeooo:paragraph-rsid="0029ca3f"/>
    </style:style>
    <style:style style:name="P10" style:family="paragraph" style:parent-style-name="Standard">
      <style:text-properties officeooo:rsid="0029ca3f" officeooo:paragraph-rsid="0029fde8"/>
    </style:style>
    <style:style style:name="P11" style:family="paragraph" style:parent-style-name="Standard">
      <style:text-properties officeooo:rsid="0029fde8" officeooo:paragraph-rsid="0029fde8"/>
    </style:style>
    <style:style style:name="P12" style:family="paragraph" style:parent-style-name="Standard">
      <style:text-properties officeooo:rsid="002b087e" officeooo:paragraph-rsid="002b087e"/>
    </style:style>
    <style:style style:name="P13" style:family="paragraph" style:parent-style-name="Standard">
      <style:text-properties officeooo:rsid="002b087e" officeooo:paragraph-rsid="002cdb7d"/>
    </style:style>
    <style:style style:name="P14" style:family="paragraph" style:parent-style-name="Standard">
      <style:text-properties officeooo:rsid="002b087e" officeooo:paragraph-rsid="002d29b3"/>
    </style:style>
    <style:style style:name="P15" style:family="paragraph" style:parent-style-name="Standard">
      <style:text-properties officeooo:rsid="002c7046" officeooo:paragraph-rsid="002c7046"/>
    </style:style>
    <style:style style:name="P16" style:family="paragraph" style:parent-style-name="Standard">
      <style:text-properties officeooo:rsid="002cdb7d" officeooo:paragraph-rsid="002cdb7d"/>
    </style:style>
    <style:style style:name="P17" style:family="paragraph" style:parent-style-name="Standard">
      <style:text-properties officeooo:rsid="002cdb7d" officeooo:paragraph-rsid="002d29b3"/>
    </style:style>
    <style:style style:name="P18" style:family="paragraph" style:parent-style-name="Standard">
      <style:text-properties officeooo:rsid="002d29b3" officeooo:paragraph-rsid="002d29b3"/>
    </style:style>
    <style:style style:name="P19" style:family="paragraph" style:parent-style-name="Standard">
      <style:text-properties fo:font-variant="normal" fo:text-transform="none" fo:color="#000000" style:font-name="Helvetica" fo:font-size="9pt" fo:letter-spacing="normal" fo:font-style="normal" fo:font-weight="normal" officeooo:rsid="002d29b3" officeooo:paragraph-rsid="002d29b3"/>
    </style:style>
    <style:style style:name="P20" style:family="paragraph" style:parent-style-name="Standard">
      <style:text-properties fo:font-variant="normal" fo:text-transform="none" fo:color="#000000" style:font-name="Helvetica" fo:font-size="9pt" fo:letter-spacing="normal" fo:font-style="normal" fo:font-weight="normal" officeooo:rsid="002fa344" officeooo:paragraph-rsid="002fa344"/>
    </style:style>
    <style:style style:name="P21" style:family="paragraph" style:parent-style-name="Standard">
      <style:text-properties fo:font-variant="normal" fo:text-transform="none" fo:color="#000000" style:font-name="Helvetica" fo:font-size="9pt" fo:letter-spacing="normal" fo:font-style="normal" fo:font-weight="normal" officeooo:rsid="002ed3c5" officeooo:paragraph-rsid="002fa344"/>
    </style:style>
    <style:style style:name="P22" style:family="paragraph" style:parent-style-name="Standard">
      <style:text-properties officeooo:rsid="002ed3c5" officeooo:paragraph-rsid="002ed3c5"/>
    </style:style>
    <style:style style:name="P23" style:family="paragraph" style:parent-style-name="Standard">
      <style:text-properties officeooo:rsid="002fa344" officeooo:paragraph-rsid="002fa344"/>
    </style:style>
    <style:style style:name="P24" style:family="paragraph" style:parent-style-name="Standard">
      <style:text-properties officeooo:rsid="00225be9" officeooo:paragraph-rsid="00225be9"/>
    </style:style>
    <style:style style:name="P25" style:family="paragraph" style:parent-style-name="Standard">
      <style:text-properties officeooo:rsid="00225be9" officeooo:paragraph-rsid="0039589c"/>
    </style:style>
    <style:style style:name="P26" style:family="paragraph" style:parent-style-name="Standard">
      <style:text-properties officeooo:rsid="0029fde8" officeooo:paragraph-rsid="0029fde8"/>
    </style:style>
    <style:style style:name="P27" style:family="paragraph" style:parent-style-name="Standard">
      <style:text-properties officeooo:rsid="0032962f" officeooo:paragraph-rsid="0032962f"/>
    </style:style>
    <style:style style:name="P28" style:family="paragraph" style:parent-style-name="Standard">
      <style:text-properties officeooo:rsid="0032d3f7" officeooo:paragraph-rsid="0032d3f7"/>
    </style:style>
    <style:style style:name="P29" style:family="paragraph" style:parent-style-name="Standard">
      <style:text-properties fo:font-variant="normal" fo:text-transform="none" fo:color="#000000" style:font-name="Helvetica" fo:font-size="9pt" fo:letter-spacing="normal" fo:font-style="normal" fo:font-weight="normal" officeooo:rsid="002cdb7d" officeooo:paragraph-rsid="002d29b3"/>
    </style:style>
    <style:style style:name="P30" style:family="paragraph" style:parent-style-name="Standard">
      <style:text-properties fo:font-variant="normal" fo:text-transform="none" fo:color="#000000" style:font-name="Helvetica" fo:font-size="9pt" fo:letter-spacing="normal" fo:font-style="normal" fo:font-weight="normal" officeooo:rsid="002cdb7d" officeooo:paragraph-rsid="0032d3f7"/>
    </style:style>
    <style:style style:name="P31" style:family="paragraph" style:parent-style-name="Standard">
      <style:text-properties fo:font-variant="normal" fo:text-transform="none" fo:color="#000000" style:font-name="Helvetica" fo:font-size="9pt" fo:letter-spacing="normal" fo:font-style="normal" fo:font-weight="normal" officeooo:rsid="0032d3f7" officeooo:paragraph-rsid="0032d3f7"/>
    </style:style>
    <style:style style:name="P32" style:family="paragraph" style:parent-style-name="Standard">
      <style:text-properties fo:font-variant="normal" fo:text-transform="none" fo:color="#000000" style:font-name="Helvetica" fo:font-size="9pt" fo:letter-spacing="normal" fo:font-style="normal" fo:font-weight="normal" officeooo:rsid="0032d3f7" officeooo:paragraph-rsid="003419d6"/>
    </style:style>
    <style:style style:name="P33" style:family="paragraph" style:parent-style-name="Standard">
      <style:text-properties fo:font-variant="normal" fo:text-transform="none" fo:color="#000000" style:font-name="Helvetica" fo:font-size="9pt" fo:letter-spacing="normal" fo:font-style="normal" fo:font-weight="normal" officeooo:rsid="002d29b3" officeooo:paragraph-rsid="0032d3f7"/>
    </style:style>
    <style:style style:name="P34" style:family="paragraph" style:parent-style-name="Standard">
      <style:text-properties officeooo:rsid="002d29b3" officeooo:paragraph-rsid="0032d3f7"/>
    </style:style>
    <style:style style:name="P35" style:family="paragraph" style:parent-style-name="Standard">
      <style:text-properties officeooo:rsid="001fab2c" officeooo:paragraph-rsid="002c7046"/>
    </style:style>
    <style:style style:name="P36" style:family="paragraph" style:parent-style-name="Standard">
      <style:text-properties officeooo:rsid="001fab2c" officeooo:paragraph-rsid="002ed3c5"/>
    </style:style>
    <style:style style:name="P37" style:family="paragraph" style:parent-style-name="Standard">
      <style:text-properties officeooo:rsid="002ed3c5" officeooo:paragraph-rsid="002ed3c5"/>
    </style:style>
    <style:style style:name="P38" style:family="paragraph" style:parent-style-name="Standard">
      <style:text-properties officeooo:rsid="0029ca3f" officeooo:paragraph-rsid="0029ca3f"/>
    </style:style>
    <style:style style:name="P39" style:family="paragraph" style:parent-style-name="Standard">
      <style:text-properties officeooo:rsid="0035bf25" officeooo:paragraph-rsid="0035bf25"/>
    </style:style>
    <style:style style:name="P40" style:family="paragraph" style:parent-style-name="Standard">
      <style:text-properties officeooo:rsid="002c7046" officeooo:paragraph-rsid="002c7046"/>
    </style:style>
    <style:style style:name="T1" style:family="text">
      <style:text-properties officeooo:rsid="00219384"/>
    </style:style>
    <style:style style:name="T2" style:family="text">
      <style:text-properties officeooo:rsid="002437da"/>
    </style:style>
    <style:style style:name="T3" style:family="text">
      <style:text-properties officeooo:rsid="0029ca3f"/>
    </style:style>
    <style:style style:name="T4" style:family="text">
      <style:text-properties officeooo:rsid="002c7046"/>
    </style:style>
    <style:style style:name="T5" style:family="text">
      <style:text-properties officeooo:rsid="002cdb7d"/>
    </style:style>
    <style:style style:name="T6" style:family="text">
      <style:text-properties officeooo:rsid="002d29b3"/>
    </style:style>
    <style:style style:name="T7" style:family="text">
      <style:text-properties officeooo:rsid="002ed3c5"/>
    </style:style>
    <style:style style:name="T8" style:family="text">
      <style:text-properties officeooo:rsid="002fa344"/>
    </style:style>
    <style:style style:name="T9" style:family="text">
      <style:text-properties officeooo:rsid="003419d6"/>
    </style:style>
    <style:style style:name="T10" style:family="text">
      <style:text-properties officeooo:rsid="0036a34e"/>
    </style:style>
    <style:style style:name="T11" style:family="text">
      <style:text-properties officeooo:rsid="003877ee"/>
    </style:style>
    <style:style style:name="T12" style:family="text">
      <style:text-properties officeooo:rsid="003958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CREATE DATABASE Intelaf;</text:p>
      <text:p text:style-name="P27"/>
      <text:p text:style-name="P28">USE Intelaf;</text:p>
      <text:p text:style-name="P11"/>
      <text:p text:style-name="P11">CREATE TABLE Tienda(</text:p>
      <text:p text:style-name="P12">Codigo VARCHAR(20) NOT NULL,</text:p>
      <text:p text:style-name="P12">Nombre VARCHAR(40) NOT NULL,</text:p>
      <text:p text:style-name="P12">Direccion VARCHAR(50) NOT NULL,</text:p>
      <text:p text:style-name="P12">Telefono1 VARCHAR(20) <text:s/>NOT NULL,</text:p>
      <text:p text:style-name="P12">Telefono2 VARCHAR(20),</text:p>
      <text:p text:style-name="P12">Correo VARCHAR(40),</text:p>
      <text:p text:style-name="P12">Horario VARCHAR(<text:span text:style-name="T4">15),</text:span></text:p>
      <text:p text:style-name="P15">CONSTRAINT PK_CODIGOTIENDA PRIMARY KEY(<text:span text:style-name="T1">Codigo</text:span>)</text:p>
      <text:p text:style-name="P11">);</text:p>
      <text:p text:style-name="P1"/>
      <text:p text:style-name="P15">CREATE TABLE Producto(</text:p>
      <text:p text:style-name="P15">Codigo VARCHAR(20) NOT NULL,</text:p>
      <text:p text:style-name="P15">Fabricante VARCHAR(40) NOT NULL,</text:p>
      <text:p text:style-name="P15">Nombre VARCHAR(40) NOT NULL,</text:p>
      <text:p text:style-name="P15">Precio DECIMAL(6,4) NOT NULL,</text:p>
      <text:p text:style-name="P15">Descripcion VARCHAR(100),</text:p>
      <text:p text:style-name="P15">Garantia INT,</text:p>
      <text:p text:style-name="P15">CO<text:span text:style-name="T10">NS</text:span>TRAINT PK_COD<text:span text:style-name="T6">IGO</text:span> PRIMARY KEY(Codigo)</text:p>
      <text:p text:style-name="P15">);</text:p>
      <text:p text:style-name="P15"/>
      <text:p text:style-name="P15">CREATE TABLE Vendedor(</text:p>
      <text:p text:style-name="P16">Codigo VARCHAR(20) NOT NULL,</text:p>
      <text:p text:style-name="P16">Nombre VARCHAR(40) NOT NULL,</text:p>
      <text:p text:style-name="P16">Telefono VARCHAR(20) NOT NULL,</text:p>
      <text:p text:style-name="P16">DPI CHAR(13) NOT NULL,</text:p>
      <text:p text:style-name="P13">Direccion VARCHAR(50) NOT NULL,</text:p>
      <text:p text:style-name="P13">Correo VARCHAR(40),</text:p>
      <text:p text:style-name="P16">CONSTRAINT PK_CODIGO PRIMARY KEY(Codigo)</text:p>
      <text:p text:style-name="P15">);</text:p>
      <text:p text:style-name="P35"/>
      <text:p text:style-name="P2">CREATE TABLE <text:span text:style-name="T6">Cliente(</text:span></text:p>
      <text:p text:style-name="P8">NIT VARCHAR(28) <text:span text:style-name="T3">NOT NULL</text:span>,</text:p>
      <text:p text:style-name="P18">Nombre VARCHAR (40) NOT NULL,</text:p>
      <text:p text:style-name="P18">Telefono VARCHAR(20) NOT NULL,</text:p>
      <text:p text:style-name="P17">DPI CHAR(13),</text:p>
      <text:p text:style-name="P14">Direccion VARCHAR(50),</text:p>
      <text:p text:style-name="P14">Correo VARCHAR(40),</text:p>
      <text:p text:style-name="P18">Credito DECIMAL(6,4),</text:p>
      <text:p text:style-name="P18">CONSTRAINT PK_NIT PRIMARY KEY(NIT)</text:p>
      <text:p text:style-name="P18">);</text:p>
      <text:p text:style-name="P22"/>
      <text:p text:style-name="P22"/>
      <text:p text:style-name="P22"/>
      <text:p text:style-name="P22"/>
      <text:p text:style-name="P22"><text:soft-page-break/>CREATE TABLE TET(</text:p>
      <text:p text:style-name="P22">CodigoTET <text:span text:style-name="T1">INT NOT NULL AUTO_INCREMENT,</text:span></text:p>
      <text:p text:style-name="P22">CodTiendaOrigen VARCHAR(20) NOT NULL,</text:p>
      <text:p text:style-name="P22">CodTiendaDestino VARCHAR(20) NOT NULL,</text:p>
      <text:p text:style-name="P22">TiempoET INT NOT NULL,</text:p>
      <text:p text:style-name="P22">CON<text:span text:style-name="T11">S</text:span>TRAINT PK_CODIGOTET PRIMARY KEY(CodigoTET),</text:p>
      <text:p text:style-name="P22">CONSTRAINT FK1_CODIGO_T_ORIGEN FOREIGN KEY(CodTiendaOrigen)<text:line-break/>REFERENCES Tienda(Codigo),</text:p>
      <text:p text:style-name="P22">CONSTRAINT FK2_CODIGO_T_DESTINO FOREIGN KEY(CodTiendaDestino)</text:p>
      <text:p text:style-name="P22">REFERENCES Tienda(Codigo)</text:p>
      <text:p text:style-name="P22">);</text:p>
      <text:p text:style-name="P22"/>
      <text:p text:style-name="P22">CREATE TABLE Pedido(</text:p>
      <text:p text:style-name="P23">CodigoPedido VARCHAR(20) NOT NULL,</text:p>
      <text:p text:style-name="P21">CodigoTET <text:span text:style-name="T1">INT NOT NULL,</text:span></text:p>
      <text:p text:style-name="P21">FechaSalida <text:span text:style-name="T8">VARCHAR(10) NOT NULL,</text:span></text:p>
      <text:p text:style-name="P21">CodVendedor <text:span text:style-name="T5">VARCHAR(20) NOT NULL,</text:span></text:p>
      <text:p text:style-name="P21">NIT <text:span text:style-name="T2">VARCHAR(28) NOT NULL,</text:span></text:p>
      <text:p text:style-name="P21">Anticipo <text:span text:style-name="T4">DECIMAL(6,4) NOT NULL,</text:span></text:p>
      <text:p text:style-name="P21">Retrasado <text:span text:style-name="T8">BOOLEAN NOT NULL,</text:span></text:p>
      <text:p text:style-name="P21">Entregado <text:s/><text:span text:style-name="T8">BOOLEAN NOT NULL,</text:span></text:p>
      <text:p text:style-name="P20">CONSTRAINT PK_CODPEDIDO PRIMARY KEY(CodigoPedido),</text:p>
      <text:p text:style-name="P20">CONSTRAINT FK_CODIGOTET FOREIGN KEY(<text:span text:style-name="T7">CodigoTET</text:span>)</text:p>
      <text:p text:style-name="P20">REFERENCES <text:s/><text:span text:style-name="T7">TET</text:span>(<text:span text:style-name="T7">CodigoTET</text:span>),</text:p>
      <text:p text:style-name="P20">CONSTRAINT FK_CODVENDEDOR FOREIGN KEY(<text:span text:style-name="T7">CodVendedor</text:span>)</text:p>
      <text:p text:style-name="P20">REFERENCES <text:s/><text:span text:style-name="T4">Vendedor</text:span>(Codigo),</text:p>
      <text:p text:style-name="P20">CONSTRAINT FK_NIT FOREIGN KEY(NIT)</text:p>
      <text:p text:style-name="P20">REFERENCES <text:s/><text:span text:style-name="T6">Cliente</text:span>(NIT)</text:p>
      <text:p text:style-name="P22">);</text:p>
      <text:p text:style-name="P36"/>
      <text:p text:style-name="P34">CREATE TABLE Pertenecer(</text:p>
      <text:p text:style-name="P34">CodigoPertenecer <text:span text:style-name="T1">INT NOT NULL AUTO_INCREMENT,</text:span></text:p>
      <text:p text:style-name="P33">CodigoProducto <text:span text:style-name="T4">VARCHAR(20) NOT NULL,</text:span></text:p>
      <text:p text:style-name="P33">CodigoPedido <text:span text:style-name="T4">VARCHAR(20) NOT NULL,</text:span></text:p>
      <text:p text:style-name="P33">SubTotal DECIMAL(6,4),</text:p>
      <text:p text:style-name="P33">CantidadProductos INT,</text:p>
      <text:p text:style-name="P30">CONSTRAINT PK_CODIGO PRIMARY KEY(<text:span text:style-name="T6">CodigoPertenecer),</text:span></text:p>
      <text:p text:style-name="P31">CONSTRAIN<text:span text:style-name="T11">T </text:span>FK_CODIGO_PRODUCTO FOREIGN KEY(<text:span text:style-name="T6">CodigoProducto</text:span>)</text:p>
      <text:p text:style-name="P31">REFERENCES Producto(Codigo),</text:p>
      <text:p text:style-name="P31">CONSTRAINT FK_CODIGO_PEDIDO FOREIGN KEY(<text:span text:style-name="T6">CodigoPedido</text:span>)</text:p>
      <text:p text:style-name="P32">REFERENCES Pedido(<text:span text:style-name="T8">CodigoPedido)</text:span></text:p>
      <text:p text:style-name="P34">);</text:p>
      <text:p text:style-name="P34"/>
      <text:p text:style-name="P1">CREATE TABLE Tener <text:span text:style-name="T1">(</text:span></text:p>
      <text:p text:style-name="P3"><text:span text:style-name="T9">Codigo</text:span>Tener INT NOT NULL AUTO_INCREMENT,</text:p>
      <text:p text:style-name="P3">CodigoProducto VARCHAR(20) <text:span text:style-name="T3">NOT NULL</text:span>,</text:p>
      <text:p text:style-name="P3">CodigoTienda VARCHAR (20) <text:span text:style-name="T3">NOT NULL</text:span>,</text:p>
      <text:p text:style-name="P3">Cantidad <text:span text:style-name="T3">INT NOT NULL,</text:span></text:p>
      <text:p text:style-name="P5">CONSTRAINT PK_IDTENER PRIMARY KEY (<text:span text:style-name="T9">CodigoTener</text:span>),</text:p>
      <text:p text:style-name="P5">CONSTRAINT FK1_CODIGOPRODUCTO <text:span text:style-name="T12">FOREIGN KEY</text:span>(<text:span text:style-name="T1">CodigoProducto</text:span>)</text:p>
      <text:p text:style-name="P5">REFERENCES Producto(Codigo<text:span text:style-name="T12">)</text:span>,</text:p>
      <text:p text:style-name="P25">CONSTRAINT FK2_CODIGOTIENDA <text:span text:style-name="T12">FOREIGN KEY</text:span>(<text:span text:style-name="T1">CodigoTienda</text:span>)</text:p>
      <text:p text:style-name="P5">REFERENCES Tienda(Codigo)</text:p>
      <text:p text:style-name="P5">);</text:p>
      <text:p text:style-name="P5"><text:soft-page-break/></text:p>
      <text:p text:style-name="P5">CREATE TABLE Venta(</text:p>
      <text:p text:style-name="P6">CodigoVenta <text:span text:style-name="T1">INT NOT NULL AUTO_INCREMENT,</text:span></text:p>
      <text:p text:style-name="P4">CodigoProducto VARCHAR(20) <text:span text:style-name="T3">NOT NULL</text:span>,</text:p>
      <text:p text:style-name="P7">CodigoVendedor <text:span text:style-name="T1">VARCHAR(20) NOT NULL,</text:span></text:p>
      <text:p text:style-name="P6">NIT VARCHAR(28) <text:span text:style-name="T3">NOT NULL</text:span>,</text:p>
      <text:p text:style-name="P9">Cantidad INT NOT NULL,</text:p>
      <text:p text:style-name="P9">Total <text:span text:style-name="T1">DECIMAL(6,4) </text:span>NOT NULL<text:span text:style-name="T1">,</text:span></text:p>
      <text:p text:style-name="P9">PagoCredito <text:span text:style-name="T1">DECIMAL(6,4) </text:span>NOT NULL<text:span text:style-name="T1">,</text:span></text:p>
      <text:p text:style-name="P9">PagoEfectivo <text:span text:style-name="T1">DECIMAL(6,4) </text:span>NOT NULL<text:span text:style-name="T1">,</text:span></text:p>
      <text:p text:style-name="P39">FechaRealizada VARCHAR(10) NOT NULL,</text:p>
      <text:p text:style-name="P10">CONSTRAINT PK_CODIGOVENTA PRIMARY KEY(<text:span text:style-name="T2">CodigoVenta),</text:span></text:p>
      <text:p text:style-name="P11">CONSTRAINT FK1_CODPRODUCTO FOREIGN KEY(<text:span text:style-name="T1">CodigoProducto</text:span>)</text:p>
      <text:p text:style-name="P11">REFERENCES Producto(<text:span text:style-name="T1">Codigo</text:span>),</text:p>
      <text:p text:style-name="P11">CONSTRAINT FK2_NIT FOREIGN KEY(NIT)</text:p>
      <text:p text:style-name="P11">REFERENCES Cliente(NIT),</text:p>
      <text:p text:style-name="P11">CONSTRAINT FK3_CODIGOVENDEDOR FOREIGN KEY(<text:span text:style-name="T2">CodigoVendedor</text:span>)</text:p>
      <text:p text:style-name="P11">REFERENCES Vendedor(<text:span text:style-name="T2">Codigo</text:span>)</text:p>
      <text:p text:style-name="P11">);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22:08:24.444025200</meta:creation-date>
    <dc:date>2020-08-19T22:20:39.267643965</dc:date>
    <meta:editing-duration>PT3H47M45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3" meta:paragraph-count="108" meta:word-count="357" meta:character-count="3190" meta:non-whitespace-character-count="2936"/>
  </office:meta>
</office:document-meta>
</file>